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9f7f5" officeooo:paragraph-rsid="0019f7f5"/>
    </style:style>
    <style:style style:name="T1" style:family="text">
      <style:text-properties officeooo:rsid="001d99a9"/>
    </style:style>
    <style:style style:name="T2" style:family="text">
      <style:text-properties officeooo:rsid="001d9d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{d.name} <text:span text:style-name="T1">at</text:span> {d.<text:span text:style-name="T1">selected_address</text:span>} 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06T00:18:56.089896000</meta:creation-date>
    <dc:date>2023-12-24T15:08:11.437052763</dc:date>
    <meta:editing-duration>PT6M1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" meta:word-count="5" meta:character-count="40" meta:non-whitespace-character-count="36"/>
  </office:meta>
</office:document-meta>
</file>